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1">
      <style:text-properties style:font-name="Liberation Serif" officeooo:paragraph-rsid="02d82664" style:text-scale="99%"/>
    </style:style>
    <style:style style:name="P32"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
      <text:h xml:id="id2189943771" text:style-name="P31"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3"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1196984999"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950478093"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20M17S</meta:editing-duration>
    <meta:editing-cycles>905</meta:editing-cycles>
    <meta:generator>LibreOffice/6.1.6.3$Linux_X86_64 LibreOffice_project/5896ab1714085361c45cf540f76f60673dd96a72</meta:generator>
    <dc:date>2019-10-09T19:49:30.437738836</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Базовый"
	statusIndicator.setValue(50)
	setAttributesBySearchPattern(searchPattern,SrchAttributes,ReplAttributes)
	statusIndicator.end()
End Sub

Sub disposeAllBookmarks()
	Dim bookmarks As Object
	Dim description As String
	Dim elementName As String
	description = "Вы уверены, что хотите удалить все закладки в текущем документе?"
	If NOT confirm(description) Then
		Exit Sub
	EndIf
	elementName = ThisComponent.Links.ElementNames(6)
	bookmarks = ThisComponent.Links.getByName(elementName)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oSearch
	Dim oTextCursor As Object 
	Dim oViewCursor As Object
	Dim lineIndent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For i = LBound(ReplAttributes) To Ubound(ReplAttributes)
		  oFound.SetPropertyValue(ReplAttributes(i).Name,ReplAttributes(i).Value)
	  Next i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